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18H28M00S" calcext:value-type="time">
            <text:p>118:2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2]-[.B7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3]-[.B7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4]-[.B7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5]-[.B7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6]-[.B7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7]-[.B7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23:56:16.9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13T02:15:55.215000000</dc:date>
    <meta:editing-duration>P8DT11H25M42S</meta:editing-duration>
    <meta:editing-cycles>167</meta:editing-cycles>
    <meta:generator>LibreOffice/7.2.5.2$Windows_X86_64 LibreOffice_project/499f9727c189e6ef3471021d6132d4c694f357e5</meta:generator>
    <meta:document-statistic meta:table-count="1" meta:cell-count="368" meta:object-count="0"/>
  </office:meta>
</office:document-meta>
</file>